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officeooo:rsid="001311d2" officeooo:paragraph-rsid="001311d2"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rsid="001311d2" officeooo:paragraph-rsid="0015ac07" style:font-style-asian="italic" style:font-style-complex="italic"/>
    </style:style>
    <style:style style:name="T1" style:family="text">
      <style:text-properties fo:font-variant="small-caps" officeooo:rsid="00158acc"/>
    </style:style>
    <style:style style:name="T2" style:family="text">
      <style:text-properties officeooo:rsid="00158acc"/>
    </style:style>
    <style:style style:name="T3" style:family="text">
      <style:text-properties style:font-name="Times New Roman1" officeooo:rsid="0015ac07"/>
    </style:style>
    <style:style style:name="T4" style:family="text">
      <style:text-properties style:font-name="Times New Roman1" officeooo:rsid="001858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tab/>§ 42. </text:span><text:span text:style-name="T4">[…] </text:span>Endementiers que il pensoit tant, si li vint une avision devant, que il vit en sa chambre une chose mais il ne savoit que ce estoit. De cele chose issoient .<text:span text:style-name="T1">iii</text:span>. branches, toutes d'une grossece et d'un grant et d'une maniere, mais la moiene si estoit d'une maigre escorce et les autres .<text:span text:style-name="T1">ii</text:span>. l'avoient ausi clere conme cristal. Desous la premiere avoit gens de toutes manieres et de cele gent departoient doi de la compaingnie et s'en aloient jusques a une fosse qui estoit auques loing d'iluec. Cele fosse estoit tant noireet tant laide que nule plus. Et quant cil estoient en la fosse, si couvenoit que tout li autre alaissent aprés et il i aloient, et saloient ens li un aprés l'autre. Et quant il avoient tant sailli que la menour partie fu remesse, si vint li uns de ciaus qui remés fu, si courut a la laide escorce, si le commencha toute a decoper tout environ. Et quant il ot ce fait, si ne se tint mie atant, ains le copa en .<text:span text:style-name="T1">iiii</text:span>. branches. Et quant il l'ost ensi plaiié, si en issi sans. Et quant il fu cheüs, si ne remest riens en la place fors que l'escorce qui remest toute en un moncel : mais li fust dedens estoit tant biaus que je nel porroie conter.</text:p>
      <text:p text:style-name="P1"><text:span text:style-name="T3"><text:tab/>§ </text:span>43. Aprés resgarda li rois et vit que une partie des gens qui remés estoient a saillir a la fosse, si prendoient le sanc qui en estoit coulés, si s'en lavoient ; et quant il en estoient lavé, si changoient toute lor maniere. Et li autre si prendoient les foelles, si en copoient une partie et l'autre partie ardoient. Ceste merveille esgarda li rois molt durement : et de la grant merveille que il en ot si s'esbahi mout, si qu'il nesot que faire ; et il meïsmes quidoit dormir. Et quant il sot que il ne dormoit pas ne que ce n'estoit pas songe, si fu plus esbahis que il n'avoit esté pas devant ; et puis se pourpensa quele merveille ce pooit estre. Et quant il ot si longement esté, si esveilla un sien chamberlenc en qui il se fioit plus qu'en home né : a celui solement vaura il demoustrer cele demoustrance et cele merveille. Et cil, quant il les vit, si fu si esbahis que il chaï jus pasmés. Quant li rois Amalac vit ce, si le prist par la main : si le commencha a reconforter et li dist qu'il n'eüst nule paour car de ce ne li puet venir nus maus. Lors se traïst il meïsmes avant et prist .II. chierges en sa main, et les porta devant les arbres pour garder et pour connoistre de quele maniere il estoient. Lors connut il bien que il en i avoit .<text:span text:style-name="T1">iii</text:span>. et que li moiens qui avoit la laide escorce naissoit del premier, et li tiers s'en issoit de l'un et de l'autre. Et li rois regarda en haut et vit que il avoit letres en chascun arbre, les unes d'or et les autres d'argent et les autres d'azur. Et disoient les letres del premier : <text:span text:style-name="T1">cist fourme</text:span> ; et les autres disoien : <text:span text:style-name="T1">cist salve</text:span> ; et les autres redisoient : <text:span text:style-name="T1">cist purefie</text:span>. Et quant li rois esgardaque chascuns naissoit de l'autre si soutiument c'on ne pooit conoistre le commencement, et montoient si halt que nus ne les pooit veoir tant estoient hautes ; mais tant estoit soutis li enlacements de .<text:span text:style-name="T1">iii</text:span>. arbres, qu'il estoit avis au roi que il ne veoit que une maniere de fuelles, et que li .<text:span text:style-name="T1">iii</text:span>. arbre que il avoit devisé en .<text:span text:style-name="T2">iii</text:span>. n'estoient que un : ensi devisoit ce que il avoit devant devisé, si en estoit si esbahis qu'il ne se savoit a coi tenir, ou a un ou a .<text:span text:style-name="T1">iii</text:span>.</text:p>
      <text:p text:style-name="P2"><text:span text:style-name="T3"><text:tab/>§ </text:span>44. Endementiers que il estoit si esbahis, si resgarda envers une soie chambre, dont li huis estoit si soutilment fais que nus del monde ne peüst connoistre la jointure. Si avint que uns enfés qui molt estoit biaus issoit et entroit parmi cel huis sans ouvrir, ançois estoit clos conme devant ; et quant il avoit illuec une piece esté, si revenoit arriere en tel maniere conme devant. De ce fu mout li rois esbahis ; et ses chamberlens ne pooit un mot dire, ançois gisoit cois a la terre conme mors. Et li rois ala a lui, si l'en leva par la main et li demanda s'il avoit toutes ces merveilles veües, et que l'en estoit avis. Et cil le resgarda et dist si com il pot : "Ha! sire, ne me tenés plus em paroles de nule riens, que je ne porroie plus vivre en nule maniere par coi je le veïsse." Atant le prist li rois, si l'enmena couchier en une chambre, et une vois dist : "Rois Amalac, de coi t'esmaies tu? Ensi come li enfés est entrés en la chambre, ensi entra li Fix en la Virgene sans malmetre sa virginté." Quant li chamberlens oï la vois, si ne se pot soustenir, ains chaï tous pasmés a la terre, tel escrois fist la vois quant ele parla. Et li rois meïsmes fu tous esbahis et ne sot que faire. Il n'ot onques chevalier ne esquier laiens k'il ne s'esveillast, et demanderent au roi que ce estoit, et il lor dist que ce avoit esté uns escrois de tonnoile. Adont s'en ralerent couchier, et li rois meïsmes avoit molt tres grant talent et molt tres grant volonté de parler a Jose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8T12:35:12.118226583</meta:creation-date>
    <dc:date>2015-05-19T19:13:36.033490471</dc:date>
    <dc:creator>Gauthier </dc:creator>
    <meta:editing-duration>P0D</meta:editing-duration>
    <meta:editing-cycles>7</meta:editing-cycles>
    <meta:generator>LibreOffice/4.2.7.2$Linux_X86_64 LibreOffice_project/420m0$Build-2</meta:generator>
    <meta:document-statistic meta:table-count="0" meta:image-count="0" meta:object-count="0" meta:page-count="1" meta:paragraph-count="3" meta:word-count="924" meta:character-count="4796" meta:non-whitespace-character-count="3872"/>
  </office:meta>
</office:document-meta>
</file>